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6736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97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Reasonable_20_kill_20_rate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map style:condition="cell-content()&gt;0" style:apply-style-name="Untitled1" style:base-cell-address="Sheet2.G1"/>
    </style:style>
    <style:style style:name="ce2" style:family="table-cell" style:parent-style-name="Default" style:data-style-name="N123"/>
    <style:style style:name="ce3" style:family="table-cell" style:parent-style-name="Default">
      <style:map style:condition="cell-content()&gt;0" style:apply-style-name="Untitled1" style:base-cell-address="Sheet2.T50"/>
    </style:style>
    <style:style style:name="ce4" style:family="table-cell" style:parent-style-name="Default" style:data-style-name="N123">
      <style:map style:condition="cell-content()&gt;0" style:apply-style-name="Untitled1" style:base-cell-address="Sheet2.T51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sonable kill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Starting Fraction of K</text:p>
          </table:table-cell>
          <table:table-cell office:value-type="string" calcext:value-type="string">
            <text:p>Killrate (of growth rate)</text:p>
          </table:table-cell>
          <table:table-cell office:value-type="string" calcext:value-type="string">
            <text:p>Profit per Year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nsition Year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21844696.2139444" calcext:value-type="float">
            <text:p>21844696.2139444</text:p>
          </table:table-cell>
          <table:table-cell office:value-type="float" office:value="1135924203.12511" calcext:value-type="float">
            <text:p>1135924203.12511</text:p>
          </table:table-cell>
          <table:table-cell office:value-type="float" office:value="52" calcext:value-type="float">
            <text:p>52</text:p>
          </table:table-cell>
          <table:table-cell>
            <draw:frame table:end-cell-address="'Reasonable kill rates'.U24" table:end-x="0.102in" table:end-y="0.1409in" draw:z-index="0" draw:name="Chart 1" draw:style-name="gr1" draw:text-style-name="P1" svg:width="9.7807in" svg:height="4.7134in" svg:x="0.4256in" svg:y="0.011in">
              <draw:object draw:notify-on-update-of-ranges="'Reasonable kill rates'.C1:'Reasonable kill rates'.C1 'Reasonable kill rates'.C2:'Reasonable kill rates'.C37 'Reasonable kill rates'.B2:'Reasonable kill rates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5317139.8241404" calcext:value-type="float">
            <text:p>25317139.8241404</text:p>
          </table:table-cell>
          <table:table-cell office:value-type="float" office:value="1468394109.80014" calcext:value-type="float">
            <text:p>1468394109.80014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9897521.0448852" calcext:value-type="float">
            <text:p>29897521.0448852</text:p>
          </table:table-cell>
          <table:table-cell office:value-type="float" office:value="2003133910.00731" calcext:value-type="float">
            <text:p>2003133910.00731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33364008.6001459" calcext:value-type="float">
            <text:p>33364008.6001459</text:p>
          </table:table-cell>
          <table:table-cell office:value-type="float" office:value="2602392670.81138" calcext:value-type="float">
            <text:p>2602392670.81138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7019700.9052098" calcext:value-type="float">
            <text:p>37019700.9052098</text:p>
          </table:table-cell>
          <table:table-cell office:value-type="float" office:value="3442832184.18451" calcext:value-type="float">
            <text:p>3442832184.18451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40662167.1123877" calcext:value-type="float">
            <text:p>40662167.1123877</text:p>
          </table:table-cell>
          <table:table-cell office:value-type="float" office:value="4716811385.03697" calcext:value-type="float">
            <text:p>4716811385.03697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44322966.1888608" calcext:value-type="float">
            <text:p>44322966.1888608</text:p>
          </table:table-cell>
          <table:table-cell office:value-type="float" office:value="6825736793.08456" calcext:value-type="float">
            <text:p>6825736793.08456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48059488.8766195" calcext:value-type="float">
            <text:p>48059488.8766195</text:p>
          </table:table-cell>
          <table:table-cell office:value-type="float" office:value="11101741930.4991" calcext:value-type="float">
            <text:p>11101741930.4991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51729589.0717094" calcext:value-type="float">
            <text:p>51729589.0717094</text:p>
          </table:table-cell>
          <table:table-cell office:value-type="float" office:value="23795610972.9863" calcext:value-type="float">
            <text:p>23795610972.9863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2910693.7562412" calcext:value-type="float">
            <text:p>22910693.7562412</text:p>
          </table:table-cell>
          <table:table-cell office:value-type="float" office:value="756052893.95596" calcext:value-type="float">
            <text:p>756052893.9559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26622281.6325187" calcext:value-type="float">
            <text:p>26622281.6325187</text:p>
          </table:table-cell>
          <table:table-cell office:value-type="float" office:value="985024420.403193" calcext:value-type="float">
            <text:p>985024420.403193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31110399.6928608" calcext:value-type="float">
            <text:p>31110399.6928608</text:p>
          </table:table-cell>
          <table:table-cell office:value-type="float" office:value="1306636787.10015" calcext:value-type="float">
            <text:p>1306636787.1001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5710268.9141316" calcext:value-type="float">
            <text:p>35710268.9141316</text:p>
          </table:table-cell>
          <table:table-cell office:value-type="float" office:value="1749803176.79245" calcext:value-type="float">
            <text:p>1749803176.7924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0144165.9815359" calcext:value-type="float">
            <text:p>40144165.9815359</text:p>
          </table:table-cell>
          <table:table-cell office:value-type="float" office:value="2368505792.91062" calcext:value-type="float">
            <text:p>2368505792.91062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44843703.6645423" calcext:value-type="float">
            <text:p>44843703.6645423</text:p>
          </table:table-cell>
          <table:table-cell office:value-type="float" office:value="3318434071.17613" calcext:value-type="float">
            <text:p>3318434071.17613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9023470.2126951" calcext:value-type="float">
            <text:p>49023470.2126951</text:p>
          </table:table-cell>
          <table:table-cell office:value-type="float" office:value="4804300080.84412" calcext:value-type="float">
            <text:p>4804300080.84412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3416390.1238628" calcext:value-type="float">
            <text:p>53416390.1238628</text:p>
          </table:table-cell>
          <table:table-cell office:value-type="float" office:value="7852209348.20784" calcext:value-type="float">
            <text:p>7852209348.20784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57759747.7497641" calcext:value-type="float">
            <text:p>57759747.7497641</text:p>
          </table:table-cell>
          <table:table-cell office:value-type="float" office:value="16923606090.6809" calcext:value-type="float">
            <text:p>16923606090.6809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4755167.4729674" calcext:value-type="float">
            <text:p>24755167.4729674</text:p>
          </table:table-cell>
          <table:table-cell office:value-type="float" office:value="519858516.932316" calcext:value-type="float">
            <text:p>519858516.93231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7867254.3407162" calcext:value-type="float">
            <text:p>27867254.3407162</text:p>
          </table:table-cell>
          <table:table-cell office:value-type="float" office:value="640946849.836472" calcext:value-type="float">
            <text:p>640946849.83647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32356604.1423384" calcext:value-type="float">
            <text:p>32356604.1423384</text:p>
          </table:table-cell>
          <table:table-cell office:value-type="float" office:value="841271707.700799" calcext:value-type="float">
            <text:p>841271707.70079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38124862.3572472" calcext:value-type="float">
            <text:p>38124862.3572472</text:p>
          </table:table-cell>
          <table:table-cell office:value-type="float" office:value="1181870733.07466" calcext:value-type="float">
            <text:p>1181870733.0746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42382214.8496363" calcext:value-type="float">
            <text:p>42382214.8496363</text:p>
          </table:table-cell>
          <table:table-cell office:value-type="float" office:value="1568141949.43654" calcext:value-type="float">
            <text:p>1568141949.43654</text:p>
          </table:table-cell>
          <table:table-cell office:value-type="float" office:value="37" calcext:value-type="float">
            <text:p>37</text:p>
          </table:table-cell>
          <table:table-cell>
            <draw:frame table:end-cell-address="'Reasonable kill rates'.U47" table:end-x="0.0917in" table:end-y="0.0783in" draw:z-index="1" draw:name="Chart 2" draw:style-name="gr1" draw:text-style-name="P1" svg:width="9.7807in" svg:height="4.7134in" svg:x="0.4154in" svg:y="0.1571in">
              <draw:object draw:notify-on-update-of-ranges="'Reasonable kill rates'.D1:'Reasonable kill rates'.D1 'Reasonable kill rates'.D2:'Reasonable kill rates'.D37 'Reasonable kill rates'.B2:'Reasonable kill rates'.B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47196627.9587545" calcext:value-type="float">
            <text:p>47196627.9587545</text:p>
          </table:table-cell>
          <table:table-cell office:value-type="float" office:value="2171044886.10271" calcext:value-type="float">
            <text:p>2171044886.10271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51781522.0652236" calcext:value-type="float">
            <text:p>51781522.0652236</text:p>
          </table:table-cell>
          <table:table-cell office:value-type="float" office:value="3158672845.97864" calcext:value-type="float">
            <text:p>3158672845.97864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56399744.9711739" calcext:value-type="float">
            <text:p>56399744.9711739</text:p>
          </table:table-cell>
          <table:table-cell office:value-type="float" office:value="5132376792.37682" calcext:value-type="float">
            <text:p>5132376792.3768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61051800.6133575" calcext:value-type="float">
            <text:p>61051800.6133575</text:p>
          </table:table-cell>
          <table:table-cell office:value-type="float" office:value="11050375911.0177" calcext:value-type="float">
            <text:p>11050375911.0177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3708288.5984181" calcext:value-type="float">
            <text:p>23708288.5984181</text:p>
          </table:table-cell>
          <table:table-cell office:value-type="float" office:value="237082885.984181" calcext:value-type="float">
            <text:p>237082885.98418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27187620.6142549" calcext:value-type="float">
            <text:p>27187620.6142549</text:p>
          </table:table-cell>
          <table:table-cell office:value-type="float" office:value="299063826.756803" calcext:value-type="float">
            <text:p>299063826.75680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32913205.2584137" calcext:value-type="float">
            <text:p>32913205.2584137</text:p>
          </table:table-cell>
          <table:table-cell office:value-type="float" office:value="427871668.359378" calcext:value-type="float">
            <text:p>427871668.35937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38291887.1790402" calcext:value-type="float">
            <text:p>38291887.1790402</text:p>
          </table:table-cell>
          <table:table-cell office:value-type="float" office:value="574378307.685602" calcext:value-type="float">
            <text:p>574378307.68560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42891457.2432378" calcext:value-type="float">
            <text:p>42891457.2432378</text:p>
          </table:table-cell>
          <table:table-cell office:value-type="float" office:value="772046230.378281" calcext:value-type="float">
            <text:p>772046230.378281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48201098.1661148" calcext:value-type="float">
            <text:p>48201098.1661148</text:p>
          </table:table-cell>
          <table:table-cell office:value-type="float" office:value="1060424159.65453" calcext:value-type="float">
            <text:p>1060424159.65453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52895760.3267594" calcext:value-type="float">
            <text:p>52895760.3267594</text:p>
          </table:table-cell>
          <table:table-cell office:value-type="float" office:value="1586872809.80278" calcext:value-type="float">
            <text:p>1586872809.8027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7857767.9057412" calcext:value-type="float">
            <text:p>57857767.9057412</text:p>
          </table:table-cell>
          <table:table-cell office:value-type="float" office:value="2545741787.85261" calcext:value-type="float">
            <text:p>2545741787.85261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62689309.4948335" calcext:value-type="float">
            <text:p>62689309.4948335</text:p>
          </table:table-cell>
          <table:table-cell office:value-type="float" office:value="5516659235.54535" calcext:value-type="float">
            <text:p>5516659235.5453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ce1"/>
        <table:table-column table:style-name="co6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6" table:number-columns-repeated="1004" table:default-cell-style-name="Default"/>
        <table:table-row table:style-name="ro2">
          <table:table-cell office:value-type="string" calcext:value-type="string">
            <text:p>Pop frac</text:p>
          </table:table-cell>
          <table:table-cell office:value-type="string" calcext:value-type="string">
            <text:p>starting kill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nsition years</text:p>
          </table:table-cell>
          <table:table-cell office:value-type="string" calcext:value-type="string">
            <text:p>year diff</text:p>
          </table:table-cell>
          <table:table-cell office:value-type="string" calcext:value-type="string">
            <text:p>coulda profit</text:p>
          </table:table-cell>
          <table:table-cell office:value-type="string" calcext:value-type="string">
            <text:p>gain by wait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D2]-46" office:value-type="float" office:value="0" calcext:value-type="float">
            <text:p>0</text:p>
          </table:table-cell>
          <table:table-cell table:formula="of:=67800000*[.E2]" office:value-type="float" office:value="0" calcext:value-type="float">
            <text:p>0</text:p>
          </table:table-cell>
          <table:table-cell table:formula="of:=[.F2]-[.C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1" calcext:value-type="float">
            <text:p>0.1</text:p>
          </table:table-cell>
          <table:table-cell office:value-type="float" office:value="270500450.70054" calcext:value-type="float">
            <text:p>270500450.70054</text:p>
          </table:table-cell>
          <table:table-cell office:value-type="float" office:value="52" calcext:value-type="float">
            <text:p>52</text:p>
          </table:table-cell>
          <table:table-cell table:formula="of:=[.D3]-46" office:value-type="float" office:value="6" calcext:value-type="float">
            <text:p>6</text:p>
          </table:table-cell>
          <table:table-cell table:formula="of:=67800000*[.E3]" office:value-type="float" office:value="406800000" calcext:value-type="float">
            <text:p>406800000</text:p>
          </table:table-cell>
          <table:table-cell table:formula="of:=[.F3]-[.C3]" office:value-type="float" office:value="136299549.29946" calcext:value-type="float">
            <text:p>136299549.29946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604210818.768981" calcext:value-type="float">
            <text:p>604210818.768981</text:p>
          </table:table-cell>
          <table:table-cell office:value-type="float" office:value="58" calcext:value-type="float">
            <text:p>58</text:p>
          </table:table-cell>
          <table:table-cell table:formula="of:=[.D4]-46" office:value-type="float" office:value="12" calcext:value-type="float">
            <text:p>12</text:p>
          </table:table-cell>
          <table:table-cell table:formula="of:=67800000*[.E4]" office:value-type="float" office:value="813600000" calcext:value-type="float">
            <text:p>813600000</text:p>
          </table:table-cell>
          <table:table-cell table:formula="of:=[.F4]-[.C4]" office:value-type="float" office:value="209389181.231019" calcext:value-type="float">
            <text:p>209389181.231019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32324543.52353" calcext:value-type="float">
            <text:p>1032324543.52353</text:p>
          </table:table-cell>
          <table:table-cell office:value-type="float" office:value="66" calcext:value-type="float">
            <text:p>66</text:p>
          </table:table-cell>
          <table:table-cell table:formula="of:=[.D5]-46" office:value-type="float" office:value="20" calcext:value-type="float">
            <text:p>20</text:p>
          </table:table-cell>
          <table:table-cell table:formula="of:=67800000*[.E5]" office:value-type="float" office:value="1356000000" calcext:value-type="float">
            <text:p>1356000000</text:p>
          </table:table-cell>
          <table:table-cell table:formula="of:=[.F5]-[.C5]" office:value-type="float" office:value="323675456.47647" calcext:value-type="float">
            <text:p>323675456.47647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606908126.07138" calcext:value-type="float">
            <text:p>1606908126.07138</text:p>
          </table:table-cell>
          <table:table-cell office:value-type="float" office:value="77" calcext:value-type="float">
            <text:p>77</text:p>
          </table:table-cell>
          <table:table-cell table:formula="of:=[.D6]-46" office:value-type="float" office:value="31" calcext:value-type="float">
            <text:p>31</text:p>
          </table:table-cell>
          <table:table-cell table:formula="of:=67800000*[.E6]" office:value-type="float" office:value="2101800000" calcext:value-type="float">
            <text:p>2101800000</text:p>
          </table:table-cell>
          <table:table-cell table:formula="of:=[.F6]-[.C6]" office:value-type="float" office:value="494891873.92862" calcext:value-type="float">
            <text:p>494891873.92862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426375636.23787" calcext:value-type="float">
            <text:p>2426375636.23787</text:p>
          </table:table-cell>
          <table:table-cell office:value-type="float" office:value="93" calcext:value-type="float">
            <text:p>93</text:p>
          </table:table-cell>
          <table:table-cell table:formula="of:=[.D7]-46" office:value-type="float" office:value="47" calcext:value-type="float">
            <text:p>47</text:p>
          </table:table-cell>
          <table:table-cell table:formula="of:=67800000*[.E7]" office:value-type="float" office:value="3186600000" calcext:value-type="float">
            <text:p>3186600000</text:p>
          </table:table-cell>
          <table:table-cell table:formula="of:=[.F7]-[.C7]" office:value-type="float" office:value="760224363.76213" calcext:value-type="float">
            <text:p>760224363.76213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3634725434.00701" calcext:value-type="float">
            <text:p>3634725434.00701</text:p>
          </table:table-cell>
          <table:table-cell office:value-type="float" office:value="116" calcext:value-type="float">
            <text:p>116</text:p>
          </table:table-cell>
          <table:table-cell table:formula="of:=[.D8]-46" office:value-type="float" office:value="70" calcext:value-type="float">
            <text:p>70</text:p>
          </table:table-cell>
          <table:table-cell table:formula="of:=67800000*[.E8]" office:value-type="float" office:value="4746000000" calcext:value-type="float">
            <text:p>4746000000</text:p>
          </table:table-cell>
          <table:table-cell table:formula="of:=[.F8]-[.C8]" office:value-type="float" office:value="1111274565.99299" calcext:value-type="float">
            <text:p>1111274565.99299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668770604.36463" calcext:value-type="float">
            <text:p>5668770604.36463</text:p>
          </table:table-cell>
          <table:table-cell office:value-type="float" office:value="155" calcext:value-type="float">
            <text:p>155</text:p>
          </table:table-cell>
          <table:table-cell table:formula="of:=[.D9]-46" office:value-type="float" office:value="109" calcext:value-type="float">
            <text:p>109</text:p>
          </table:table-cell>
          <table:table-cell table:formula="of:=67800000*[.E9]" office:value-type="float" office:value="7390200000" calcext:value-type="float">
            <text:p>7390200000</text:p>
          </table:table-cell>
          <table:table-cell table:formula="of:=[.F9]-[.C9]" office:value-type="float" office:value="1721429395.63537" calcext:value-type="float">
            <text:p>1721429395.63537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9705022170.80105" calcext:value-type="float">
            <text:p>9705022170.80105</text:p>
          </table:table-cell>
          <table:table-cell office:value-type="float" office:value="232" calcext:value-type="float">
            <text:p>232</text:p>
          </table:table-cell>
          <table:table-cell table:formula="of:=[.D10]-46" office:value-type="float" office:value="186" calcext:value-type="float">
            <text:p>186</text:p>
          </table:table-cell>
          <table:table-cell table:formula="of:=67800000*[.E10]" office:value-type="float" office:value="12610800000" calcext:value-type="float">
            <text:p>12610800000</text:p>
          </table:table-cell>
          <table:table-cell table:formula="of:=[.F10]-[.C10]" office:value-type="float" office:value="2905777829.19895" calcext:value-type="float">
            <text:p>2905777829.19895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850166736.0491" calcext:value-type="float">
            <text:p>21850166736.0491</text:p>
          </table:table-cell>
          <table:table-cell office:value-type="float" office:value="464" calcext:value-type="float">
            <text:p>464</text:p>
          </table:table-cell>
          <table:table-cell table:formula="of:=[.D11]-46" office:value-type="float" office:value="418" calcext:value-type="float">
            <text:p>418</text:p>
          </table:table-cell>
          <table:table-cell table:formula="of:=67800000*[.E11]" office:value-type="float" office:value="28340400000" calcext:value-type="float">
            <text:p>28340400000</text:p>
          </table:table-cell>
          <table:table-cell table:formula="of:=[.F11]-[.C11]" office:value-type="float" office:value="6490233263.9509" calcext:value-type="float">
            <text:p>6490233263.9509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D12]-37" office:value-type="float" office:value="0" calcext:value-type="float">
            <text:p>0</text:p>
          </table:table-cell>
          <table:table-cell table:formula="of:=67800000*[.E12]" office:value-type="float" office:value="0" calcext:value-type="float">
            <text:p>0</text:p>
          </table:table-cell>
          <table:table-cell table:formula="of:=[.F12]-[.C1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233119166.77848" calcext:value-type="float">
            <text:p>233119166.77848</text:p>
          </table:table-cell>
          <table:table-cell office:value-type="float" office:value="41" calcext:value-type="float">
            <text:p>41</text:p>
          </table:table-cell>
          <table:table-cell table:formula="of:=[.D13]-37" office:value-type="float" office:value="4" calcext:value-type="float">
            <text:p>4</text:p>
          </table:table-cell>
          <table:table-cell table:formula="of:=67800000*[.E13]" office:value-type="float" office:value="271200000" calcext:value-type="float">
            <text:p>271200000</text:p>
          </table:table-cell>
          <table:table-cell table:formula="of:=[.F13]-[.C13]" office:value-type="float" office:value="38080833.22152" calcext:value-type="float">
            <text:p>38080833.22152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523451314.630681" calcext:value-type="float">
            <text:p>523451314.630681</text:p>
          </table:table-cell>
          <table:table-cell office:value-type="float" office:value="46" calcext:value-type="float">
            <text:p>46</text:p>
          </table:table-cell>
          <table:table-cell table:formula="of:=[.D14]-37" office:value-type="float" office:value="9" calcext:value-type="float">
            <text:p>9</text:p>
          </table:table-cell>
          <table:table-cell table:formula="of:=67800000*[.E14]" office:value-type="float" office:value="610200000" calcext:value-type="float">
            <text:p>610200000</text:p>
          </table:table-cell>
          <table:table-cell table:formula="of:=[.F14]-[.C14]" office:value-type="float" office:value="86748685.369319" calcext:value-type="float">
            <text:p>86748685.369319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888544888.288957" calcext:value-type="float">
            <text:p>888544888.288957</text:p>
          </table:table-cell>
          <table:table-cell office:value-type="float" office:value="52" calcext:value-type="float">
            <text:p>52</text:p>
          </table:table-cell>
          <table:table-cell table:formula="of:=[.D15]-37" office:value-type="float" office:value="15" calcext:value-type="float">
            <text:p>15</text:p>
          </table:table-cell>
          <table:table-cell table:formula="of:=67800000*[.E15]" office:value-type="float" office:value="1017000000" calcext:value-type="float">
            <text:p>1017000000</text:p>
          </table:table-cell>
          <table:table-cell table:formula="of:=[.F15]-[.C15]" office:value-type="float" office:value="128455111.711043" calcext:value-type="float">
            <text:p>128455111.711043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1390176841.46733" calcext:value-type="float">
            <text:p>1390176841.46733</text:p>
          </table:table-cell>
          <table:table-cell office:value-type="float" office:value="61" calcext:value-type="float">
            <text:p>61</text:p>
          </table:table-cell>
          <table:table-cell table:formula="of:=[.D16]-37" office:value-type="float" office:value="24" calcext:value-type="float">
            <text:p>24</text:p>
          </table:table-cell>
          <table:table-cell table:formula="of:=67800000*[.E16]" office:value-type="float" office:value="1627200000" calcext:value-type="float">
            <text:p>1627200000</text:p>
          </table:table-cell>
          <table:table-cell table:formula="of:=[.F16]-[.C16]" office:value-type="float" office:value="237023158.53267" calcext:value-type="float">
            <text:p>237023158.53267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80992434.72369" calcext:value-type="float">
            <text:p>2080992434.72369</text:p>
          </table:table-cell>
          <table:table-cell office:value-type="float" office:value="73" calcext:value-type="float">
            <text:p>73</text:p>
          </table:table-cell>
          <table:table-cell table:formula="of:=[.D17]-37" office:value-type="float" office:value="36" calcext:value-type="float">
            <text:p>36</text:p>
          </table:table-cell>
          <table:table-cell table:formula="of:=67800000*[.E17]" office:value-type="float" office:value="2440800000" calcext:value-type="float">
            <text:p>2440800000</text:p>
          </table:table-cell>
          <table:table-cell table:formula="of:=[.F17]-[.C17]" office:value-type="float" office:value="359807565.27631" calcext:value-type="float">
            <text:p>359807565.27631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3147367271.30103" calcext:value-type="float">
            <text:p>3147367271.30103</text:p>
          </table:table-cell>
          <table:table-cell office:value-type="float" office:value="92" calcext:value-type="float">
            <text:p>92</text:p>
          </table:table-cell>
          <table:table-cell table:formula="of:=[.D18]-37" office:value-type="float" office:value="55" calcext:value-type="float">
            <text:p>55</text:p>
          </table:table-cell>
          <table:table-cell table:formula="of:=67800000*[.E18]" office:value-type="float" office:value="3729000000" calcext:value-type="float">
            <text:p>3729000000</text:p>
          </table:table-cell>
          <table:table-cell table:formula="of:=[.F18]-[.C18]" office:value-type="float" office:value="581632728.69897" calcext:value-type="float">
            <text:p>581632728.69897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4873458098.08734" calcext:value-type="float">
            <text:p>4873458098.08734</text:p>
          </table:table-cell>
          <table:table-cell office:value-type="float" office:value="122" calcext:value-type="float">
            <text:p>122</text:p>
          </table:table-cell>
          <table:table-cell table:formula="of:=[.D19]-37" office:value-type="float" office:value="85" calcext:value-type="float">
            <text:p>85</text:p>
          </table:table-cell>
          <table:table-cell table:formula="of:=67800000*[.E19]" office:value-type="float" office:value="5763000000" calcext:value-type="float">
            <text:p>5763000000</text:p>
          </table:table-cell>
          <table:table-cell table:formula="of:=[.F19]-[.C19]" office:value-type="float" office:value="889541901.91266" calcext:value-type="float">
            <text:p>889541901.91266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8358919031.3485" calcext:value-type="float">
            <text:p>8358919031.3485</text:p>
          </table:table-cell>
          <table:table-cell office:value-type="float" office:value="183" calcext:value-type="float">
            <text:p>183</text:p>
          </table:table-cell>
          <table:table-cell table:formula="of:=[.D20]-37" office:value-type="float" office:value="146" calcext:value-type="float">
            <text:p>146</text:p>
          </table:table-cell>
          <table:table-cell table:formula="of:=67800000*[.E20]" office:value-type="float" office:value="9898800000" calcext:value-type="float">
            <text:p>9898800000</text:p>
          </table:table-cell>
          <table:table-cell table:formula="of:=[.F20]-[.C20]" office:value-type="float" office:value="1539880968.6515" calcext:value-type="float">
            <text:p>1539880968.6515</text:p>
          </table:table-cell>
          <table:table-cell table:number-columns-repeated="1017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18865526126.8356" calcext:value-type="float">
            <text:p>18865526126.8356</text:p>
          </table:table-cell>
          <table:table-cell office:value-type="float" office:value="367" calcext:value-type="float">
            <text:p>367</text:p>
          </table:table-cell>
          <table:table-cell table:formula="of:=[.D21]-37" office:value-type="float" office:value="330" calcext:value-type="float">
            <text:p>330</text:p>
          </table:table-cell>
          <table:table-cell table:formula="of:=67800000*[.E21]" office:value-type="float" office:value="22374000000" calcext:value-type="float">
            <text:p>22374000000</text:p>
          </table:table-cell>
          <table:table-cell table:formula="of:=[.F21]-[.C21]" office:value-type="float" office:value="3508473873.1644" calcext:value-type="float">
            <text:p>3508473873.1644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D22]-29" office:value-type="float" office:value="0" calcext:value-type="float">
            <text:p>0</text:p>
          </table:table-cell>
          <table:table-cell table:formula="of:=67800000*[.E22]" office:value-type="float" office:value="0" calcext:value-type="float">
            <text:p>0</text:p>
          </table:table-cell>
          <table:table-cell table:formula="of:=[.F22]-[.C2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3283391.354974" calcext:value-type="float">
            <text:p>193283391.354974</text:p>
          </table:table-cell>
          <table:table-cell office:value-type="float" office:value="32" calcext:value-type="float">
            <text:p>32</text:p>
          </table:table-cell>
          <table:table-cell table:formula="of:=[.D23]-29" office:value-type="float" office:value="3" calcext:value-type="float">
            <text:p>3</text:p>
          </table:table-cell>
          <table:table-cell table:formula="of:=67800000*[.E23]" office:value-type="float" office:value="203400000" calcext:value-type="float">
            <text:p>203400000</text:p>
          </table:table-cell>
          <table:table-cell table:formula="of:=[.F23]-[.C23]" office:value-type="float" office:value="10116608.645026" calcext:value-type="float">
            <text:p>10116608.645026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435097877.772395" calcext:value-type="float">
            <text:p>435097877.772395</text:p>
          </table:table-cell>
          <table:table-cell office:value-type="float" office:value="36" calcext:value-type="float">
            <text:p>36</text:p>
          </table:table-cell>
          <table:table-cell table:formula="of:=[.D24]-29" office:value-type="float" office:value="7" calcext:value-type="float">
            <text:p>7</text:p>
          </table:table-cell>
          <table:table-cell table:formula="of:=67800000*[.E24]" office:value-type="float" office:value="474600000" calcext:value-type="float">
            <text:p>474600000</text:p>
          </table:table-cell>
          <table:table-cell table:formula="of:=[.F24]-[.C24]" office:value-type="float" office:value="39502122.227605" calcext:value-type="float">
            <text:p>39502122.227605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761306778.163148" calcext:value-type="float">
            <text:p>761306778.163148</text:p>
          </table:table-cell>
          <table:table-cell office:value-type="float" office:value="42" calcext:value-type="float">
            <text:p>42</text:p>
          </table:table-cell>
          <table:table-cell table:formula="of:=[.D25]-29" office:value-type="float" office:value="13" calcext:value-type="float">
            <text:p>13</text:p>
          </table:table-cell>
          <table:table-cell table:formula="of:=67800000*[.E25]" office:value-type="float" office:value="881400000" calcext:value-type="float">
            <text:p>881400000</text:p>
          </table:table-cell>
          <table:table-cell table:formula="of:=[.F25]-[.C25]" office:value-type="float" office:value="120093221.836852" calcext:value-type="float">
            <text:p>120093221.836852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184770166.45518" calcext:value-type="float">
            <text:p>1184770166.45518</text:p>
          </table:table-cell>
          <table:table-cell office:value-type="float" office:value="49" calcext:value-type="float">
            <text:p>49</text:p>
          </table:table-cell>
          <table:table-cell table:formula="of:=[.D26]-29" office:value-type="float" office:value="20" calcext:value-type="float">
            <text:p>20</text:p>
          </table:table-cell>
          <table:table-cell table:formula="of:=67800000*[.E26]" office:value-type="float" office:value="1356000000" calcext:value-type="float">
            <text:p>1356000000</text:p>
          </table:table-cell>
          <table:table-cell table:formula="of:=[.F26]-[.C26]" office:value-type="float" office:value="171229833.54482" calcext:value-type="float">
            <text:p>171229833.54482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783711638.80834" calcext:value-type="float">
            <text:p>1783711638.80834</text:p>
          </table:table-cell>
          <table:table-cell office:value-type="float" office:value="59" calcext:value-type="float">
            <text:p>59</text:p>
          </table:table-cell>
          <table:table-cell table:formula="of:=[.D27]-29" office:value-type="float" office:value="30" calcext:value-type="float">
            <text:p>30</text:p>
          </table:table-cell>
          <table:table-cell table:formula="of:=67800000*[.E27]" office:value-type="float" office:value="2034000000" calcext:value-type="float">
            <text:p>2034000000</text:p>
          </table:table-cell>
          <table:table-cell table:formula="of:=[.F27]-[.C27]" office:value-type="float" office:value="250288361.19166" calcext:value-type="float">
            <text:p>250288361.19166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50610850.67276" calcext:value-type="float">
            <text:p>2650610850.67276</text:p>
          </table:table-cell>
          <table:table-cell office:value-type="float" office:value="73" calcext:value-type="float">
            <text:p>73</text:p>
          </table:table-cell>
          <table:table-cell table:formula="of:=[.D28]-29" office:value-type="float" office:value="44" calcext:value-type="float">
            <text:p>44</text:p>
          </table:table-cell>
          <table:table-cell table:formula="of:=67800000*[.E28]" office:value-type="float" office:value="2983200000" calcext:value-type="float">
            <text:p>2983200000</text:p>
          </table:table-cell>
          <table:table-cell table:formula="of:=[.F28]-[.C28]" office:value-type="float" office:value="332589149.32724" calcext:value-type="float">
            <text:p>332589149.32724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152010539.09505" calcext:value-type="float">
            <text:p>4152010539.09505</text:p>
          </table:table-cell>
          <table:table-cell office:value-type="float" office:value="98" calcext:value-type="float">
            <text:p>98</text:p>
          </table:table-cell>
          <table:table-cell table:formula="of:=[.D29]-29" office:value-type="float" office:value="69" calcext:value-type="float">
            <text:p>69</text:p>
          </table:table-cell>
          <table:table-cell table:formula="of:=67800000*[.E29]" office:value-type="float" office:value="4678200000" calcext:value-type="float">
            <text:p>4678200000</text:p>
          </table:table-cell>
          <table:table-cell table:formula="of:=[.F29]-[.C29]" office:value-type="float" office:value="526189460.90495" calcext:value-type="float">
            <text:p>526189460.90495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120715839.41042" calcext:value-type="float">
            <text:p>7120715839.41042</text:p>
          </table:table-cell>
          <table:table-cell office:value-type="float" office:value="147" calcext:value-type="float">
            <text:p>147</text:p>
          </table:table-cell>
          <table:table-cell table:formula="of:=[.D30]-29" office:value-type="float" office:value="118" calcext:value-type="float">
            <text:p>118</text:p>
          </table:table-cell>
          <table:table-cell table:formula="of:=67800000*[.E30]" office:value-type="float" office:value="8000400000" calcext:value-type="float">
            <text:p>8000400000</text:p>
          </table:table-cell>
          <table:table-cell table:formula="of:=[.F30]-[.C30]" office:value-type="float" office:value="879684160.58958" calcext:value-type="float">
            <text:p>879684160.58958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6028263501.7977" calcext:value-type="float">
            <text:p>16028263501.7977</text:p>
          </table:table-cell>
          <table:table-cell office:value-type="float" office:value="294" calcext:value-type="float">
            <text:p>294</text:p>
          </table:table-cell>
          <table:table-cell table:formula="of:=[.D31]-29" office:value-type="float" office:value="265" calcext:value-type="float">
            <text:p>265</text:p>
          </table:table-cell>
          <table:table-cell table:formula="of:=67800000*[.E31]" office:value-type="float" office:value="17967000000" calcext:value-type="float">
            <text:p>17967000000</text:p>
          </table:table-cell>
          <table:table-cell table:formula="of:=[.F31]-[.C31]" office:value-type="float" office:value="1938736498.2023" calcext:value-type="float">
            <text:p>1938736498.2023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D32]-23" office:value-type="float" office:value="0" calcext:value-type="float">
            <text:p>0</text:p>
          </table:table-cell>
          <table:table-cell table:formula="of:=67800000*[.E32]" office:value-type="float" office:value="0" calcext:value-type="float">
            <text:p>0</text:p>
          </table:table-cell>
          <table:table-cell table:formula="of:=[.F32]-[.C3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63750261.705812" calcext:value-type="float">
            <text:p>163750261.705812</text:p>
          </table:table-cell>
          <table:table-cell office:value-type="float" office:value="26" calcext:value-type="float">
            <text:p>26</text:p>
          </table:table-cell>
          <table:table-cell table:formula="of:=[.D33]-23" office:value-type="float" office:value="3" calcext:value-type="float">
            <text:p>3</text:p>
          </table:table-cell>
          <table:table-cell table:formula="of:=67800000*[.E33]" office:value-type="float" office:value="203400000" calcext:value-type="float">
            <text:p>203400000</text:p>
          </table:table-cell>
          <table:table-cell table:formula="of:=[.F33]-[.C33]" office:value-type="float" office:value="39649738.294188" calcext:value-type="float">
            <text:p>39649738.294188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365492095.496021" calcext:value-type="float">
            <text:p>365492095.496021</text:p>
          </table:table-cell>
          <table:table-cell office:value-type="float" office:value="29" calcext:value-type="float">
            <text:p>29</text:p>
          </table:table-cell>
          <table:table-cell table:formula="of:=[.D34]-23" office:value-type="float" office:value="6" calcext:value-type="float">
            <text:p>6</text:p>
          </table:table-cell>
          <table:table-cell table:formula="of:=67800000*[.E34]" office:value-type="float" office:value="406800000" calcext:value-type="float">
            <text:p>406800000</text:p>
          </table:table-cell>
          <table:table-cell table:formula="of:=[.F34]-[.C34]" office:value-type="float" office:value="41307904.503979" calcext:value-type="float">
            <text:p>41307904.503979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624140603.161482" calcext:value-type="float">
            <text:p>624140603.161482</text:p>
          </table:table-cell>
          <table:table-cell office:value-type="float" office:value="33" calcext:value-type="float">
            <text:p>33</text:p>
          </table:table-cell>
          <table:table-cell table:formula="of:=[.D35]-23" office:value-type="float" office:value="10" calcext:value-type="float">
            <text:p>10</text:p>
          </table:table-cell>
          <table:table-cell table:formula="of:=67800000*[.E35]" office:value-type="float" office:value="678000000" calcext:value-type="float">
            <text:p>678000000</text:p>
          </table:table-cell>
          <table:table-cell table:formula="of:=[.F35]-[.C35]" office:value-type="float" office:value="53859396.838518" calcext:value-type="float">
            <text:p>53859396.838518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983506390.048974" calcext:value-type="float">
            <text:p>983506390.048974</text:p>
          </table:table-cell>
          <table:table-cell office:value-type="float" office:value="39" calcext:value-type="float">
            <text:p>39</text:p>
          </table:table-cell>
          <table:table-cell table:formula="of:=[.D36]-23" office:value-type="float" office:value="16" calcext:value-type="float">
            <text:p>16</text:p>
          </table:table-cell>
          <table:table-cell table:formula="of:=67800000*[.E36]" office:value-type="float" office:value="1084800000" calcext:value-type="float">
            <text:p>1084800000</text:p>
          </table:table-cell>
          <table:table-cell table:formula="of:=[.F36]-[.C36]" office:value-type="float" office:value="101293609.951026" calcext:value-type="float">
            <text:p>101293609.951026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451204939.65492" calcext:value-type="float">
            <text:p>1451204939.65492</text:p>
          </table:table-cell>
          <table:table-cell office:value-type="float" office:value="46" calcext:value-type="float">
            <text:p>46</text:p>
          </table:table-cell>
          <table:table-cell table:formula="of:=[.D37]-23" office:value-type="float" office:value="23" calcext:value-type="float">
            <text:p>23</text:p>
          </table:table-cell>
          <table:table-cell table:formula="of:=67800000*[.E37]" office:value-type="float" office:value="1559400000" calcext:value-type="float">
            <text:p>1559400000</text:p>
          </table:table-cell>
          <table:table-cell table:formula="of:=[.F37]-[.C37]" office:value-type="float" office:value="108195060.34508" calcext:value-type="float">
            <text:p>108195060.34508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2196005294.39794" calcext:value-type="float">
            <text:p>2196005294.39794</text:p>
          </table:table-cell>
          <table:table-cell office:value-type="float" office:value="58" calcext:value-type="float">
            <text:p>58</text:p>
          </table:table-cell>
          <table:table-cell table:formula="of:=[.D38]-23" office:value-type="float" office:value="35" calcext:value-type="float">
            <text:p>35</text:p>
          </table:table-cell>
          <table:table-cell table:formula="of:=67800000*[.E38]" office:value-type="float" office:value="2373000000" calcext:value-type="float">
            <text:p>2373000000</text:p>
          </table:table-cell>
          <table:table-cell table:formula="of:=[.F38]-[.C38]" office:value-type="float" office:value="176994705.60206" calcext:value-type="float">
            <text:p>176994705.60206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3445666916.37806" calcext:value-type="float">
            <text:p>3445666916.37806</text:p>
          </table:table-cell>
          <table:table-cell office:value-type="float" office:value="78" calcext:value-type="float">
            <text:p>78</text:p>
          </table:table-cell>
          <table:table-cell table:formula="of:=[.D39]-23" office:value-type="float" office:value="55" calcext:value-type="float">
            <text:p>55</text:p>
          </table:table-cell>
          <table:table-cell table:formula="of:=67800000*[.E39]" office:value-type="float" office:value="3729000000" calcext:value-type="float">
            <text:p>3729000000</text:p>
          </table:table-cell>
          <table:table-cell table:formula="of:=[.F39]-[.C39]" office:value-type="float" office:value="283333083.62194" calcext:value-type="float">
            <text:p>283333083.62194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5908750994.87391" calcext:value-type="float">
            <text:p>5908750994.87391</text:p>
          </table:table-cell>
          <table:table-cell office:value-type="float" office:value="117" calcext:value-type="float">
            <text:p>117</text:p>
          </table:table-cell>
          <table:table-cell table:formula="of:=[.D40]-23" office:value-type="float" office:value="94" calcext:value-type="float">
            <text:p>94</text:p>
          </table:table-cell>
          <table:table-cell table:formula="of:=67800000*[.E40]" office:value-type="float" office:value="6373200000" calcext:value-type="float">
            <text:p>6373200000</text:p>
          </table:table-cell>
          <table:table-cell table:formula="of:=[.F40]-[.C40]" office:value-type="float" office:value="464449005.12609" calcext:value-type="float">
            <text:p>464449005.12609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3298898052.8176" calcext:value-type="float">
            <text:p>13298898052.8176</text:p>
          </table:table-cell>
          <table:table-cell office:value-type="float" office:value="234" calcext:value-type="float">
            <text:p>234</text:p>
          </table:table-cell>
          <table:table-cell table:formula="of:=[.D41]-23" office:value-type="float" office:value="211" calcext:value-type="float">
            <text:p>211</text:p>
          </table:table-cell>
          <table:table-cell table:formula="of:=67800000*[.E41]" office:value-type="float" office:value="14305800000" calcext:value-type="float">
            <text:p>14305800000</text:p>
          </table:table-cell>
          <table:table-cell table:formula="of:=[.F41]-[.C41]" office:value-type="float" office:value="1006901947.1824" calcext:value-type="float">
            <text:p>1006901947.1824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2]-18" office:value-type="float" office:value="0" calcext:value-type="float">
            <text:p>0</text:p>
          </table:table-cell>
          <table:table-cell table:formula="of:=67800000*[.E42]" office:value-type="float" office:value="0" calcext:value-type="float">
            <text:p>0</text:p>
          </table:table-cell>
          <table:table-cell table:formula="of:=[.F42]-[.C4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29881162.952647" calcext:value-type="float">
            <text:p>129881162.952647</text:p>
          </table:table-cell>
          <table:table-cell office:value-type="float" office:value="20" calcext:value-type="float">
            <text:p>20</text:p>
          </table:table-cell>
          <table:table-cell table:formula="of:=[.D43]-18" office:value-type="float" office:value="2" calcext:value-type="float">
            <text:p>2</text:p>
          </table:table-cell>
          <table:table-cell table:formula="of:=67800000*[.E43]" office:value-type="float" office:value="135600000" calcext:value-type="float">
            <text:p>135600000</text:p>
          </table:table-cell>
          <table:table-cell table:formula="of:=[.F43]-[.C43]" office:value-type="float" office:value="5718837.047353" calcext:value-type="float">
            <text:p>5718837.047353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85904407.635805" calcext:value-type="float">
            <text:p>285904407.635805</text:p>
          </table:table-cell>
          <table:table-cell office:value-type="float" office:value="22" calcext:value-type="float">
            <text:p>22</text:p>
          </table:table-cell>
          <table:table-cell table:formula="of:=[.D44]-18" office:value-type="float" office:value="4" calcext:value-type="float">
            <text:p>4</text:p>
          </table:table-cell>
          <table:table-cell table:formula="of:=67800000*[.E44]" office:value-type="float" office:value="271200000" calcext:value-type="float">
            <text:p>271200000</text:p>
          </table:table-cell>
          <table:table-cell table:formula="of:=[.F44]-[.C44]" office:value-type="float" office:value="-14704407.635805" calcext:value-type="float">
            <text:p>-14704407.635805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3" calcext:value-type="float">
            <text:p>0.3</text:p>
          </table:table-cell>
          <table:table-cell office:value-type="float" office:value="487507272.523093" calcext:value-type="float">
            <text:p>487507272.523093</text:p>
          </table:table-cell>
          <table:table-cell office:value-type="float" office:value="25" calcext:value-type="float">
            <text:p>25</text:p>
          </table:table-cell>
          <table:table-cell table:formula="of:=[.D45]-18" office:value-type="float" office:value="7" calcext:value-type="float">
            <text:p>7</text:p>
          </table:table-cell>
          <table:table-cell table:formula="of:=67800000*[.E45]" office:value-type="float" office:value="474600000" calcext:value-type="float">
            <text:p>474600000</text:p>
          </table:table-cell>
          <table:table-cell table:formula="of:=[.F45]-[.C45]" office:value-type="float" office:value="-12907272.523093" calcext:value-type="float">
            <text:p>-12907272.523093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779887914.53177" calcext:value-type="float">
            <text:p>779887914.53177</text:p>
          </table:table-cell>
          <table:table-cell office:value-type="float" office:value="30" calcext:value-type="float">
            <text:p>30</text:p>
          </table:table-cell>
          <table:table-cell table:formula="of:=[.D46]-18" office:value-type="float" office:value="12" calcext:value-type="float">
            <text:p>12</text:p>
          </table:table-cell>
          <table:table-cell table:formula="of:=67800000*[.E46]" office:value-type="float" office:value="813600000" calcext:value-type="float">
            <text:p>813600000</text:p>
          </table:table-cell>
          <table:table-cell table:formula="of:=[.F46]-[.C46]" office:value-type="float" office:value="33712085.46823" calcext:value-type="float">
            <text:p>33712085.46823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170122749.71577" calcext:value-type="float">
            <text:p>1170122749.71577</text:p>
          </table:table-cell>
          <table:table-cell office:value-type="float" office:value="36" calcext:value-type="float">
            <text:p>36</text:p>
          </table:table-cell>
          <table:table-cell table:formula="of:=[.D47]-18" office:value-type="float" office:value="18" calcext:value-type="float">
            <text:p>18</text:p>
          </table:table-cell>
          <table:table-cell table:formula="of:=67800000*[.E47]" office:value-type="float" office:value="1220400000" calcext:value-type="float">
            <text:p>1220400000</text:p>
          </table:table-cell>
          <table:table-cell table:formula="of:=[.F47]-[.C47]" office:value-type="float" office:value="50277250.28423" calcext:value-type="float">
            <text:p>50277250.28423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755613269.88968" calcext:value-type="float">
            <text:p>1755613269.88968</text:p>
          </table:table-cell>
          <table:table-cell office:value-type="float" office:value="45" calcext:value-type="float">
            <text:p>45</text:p>
          </table:table-cell>
          <table:table-cell table:formula="of:=[.D48]-18" office:value-type="float" office:value="27" calcext:value-type="float">
            <text:p>27</text:p>
          </table:table-cell>
          <table:table-cell table:formula="of:=67800000*[.E48]" office:value-type="float" office:value="1830600000" calcext:value-type="float">
            <text:p>1830600000</text:p>
          </table:table-cell>
          <table:table-cell table:formula="of:=[.F48]-[.C48]" office:value-type="float" office:value="74986730.1103201" calcext:value-type="float">
            <text:p>74986730.1103201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2731610398.94387" calcext:value-type="float">
            <text:p>2731610398.94387</text:p>
          </table:table-cell>
          <table:table-cell office:value-type="float" office:value="60" calcext:value-type="float">
            <text:p>60</text:p>
          </table:table-cell>
          <table:table-cell table:formula="of:=[.D49]-18" office:value-type="float" office:value="42" calcext:value-type="float">
            <text:p>42</text:p>
          </table:table-cell>
          <table:table-cell table:formula="of:=67800000*[.E49]" office:value-type="float" office:value="2847600000" calcext:value-type="float">
            <text:p>2847600000</text:p>
          </table:table-cell>
          <table:table-cell table:formula="of:=[.F49]-[.C49]" office:value-type="float" office:value="115989601.05613" calcext:value-type="float">
            <text:p>115989601.05613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4683866925.68166" calcext:value-type="float">
            <text:p>4683866925.68166</text:p>
          </table:table-cell>
          <table:table-cell office:value-type="float" office:value="90" calcext:value-type="float">
            <text:p>90</text:p>
          </table:table-cell>
          <table:table-cell table:formula="of:=[.D50]-18" office:value-type="float" office:value="72" calcext:value-type="float">
            <text:p>72</text:p>
          </table:table-cell>
          <table:table-cell table:formula="of:=67800000*[.E50]" office:value-type="float" office:value="4881600000" calcext:value-type="float">
            <text:p>4881600000</text:p>
          </table:table-cell>
          <table:table-cell table:formula="of:=[.F50]-[.C50]" office:value-type="float" office:value="197733074.31834" calcext:value-type="float">
            <text:p>197733074.31834</text:p>
          </table:table-cell>
          <table:table-cell table:number-columns-repeated="7"/>
          <table:table-cell office:value-type="string" calcext:value-type="string">
            <text:p>Kill Fraction of Growth Rat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Years to k/2</text:p>
          </table:table-cell>
          <table:table-cell office:value-type="string" calcext:value-type="string">
            <text:p>year diff</text:p>
          </table:table-cell>
          <table:table-cell office:value-type="string" calcext:value-type="string">
            <text:p>Waiting Profit</text:p>
          </table:table-cell>
          <table:table-cell table:style-name="ce3" office:value-type="string" calcext:value-type="string">
            <text:p>Profit Benefit</text:p>
          </table:table-cell>
          <table:table-cell table:number-columns-repeated="1004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0598161962.5707" calcext:value-type="float">
            <text:p>10598161962.5707</text:p>
          </table:table-cell>
          <table:table-cell office:value-type="float" office:value="181" calcext:value-type="float">
            <text:p>181</text:p>
          </table:table-cell>
          <table:table-cell table:formula="of:=[.D51]-18" office:value-type="float" office:value="163" calcext:value-type="float">
            <text:p>163</text:p>
          </table:table-cell>
          <table:table-cell table:formula="of:=67800000*[.E51]" office:value-type="float" office:value="11051400000" calcext:value-type="float">
            <text:p>11051400000</text:p>
          </table:table-cell>
          <table:table-cell table:formula="of:=[.F51]-[.C51]" office:value-type="float" office:value="453238037.4293" calcext:value-type="float">
            <text:p>453238037.42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00.0E-2</text:p>
          </table:table-cell>
          <table:table-cell office:value-type="float" office:value="13" calcext:value-type="float">
            <text:p>13</text:p>
          </table:table-cell>
          <table:table-cell table:formula="of:=[.Q51]-13" office:value-type="float" office:value="0" calcext:value-type="float">
            <text:p>0</text:p>
          </table:table-cell>
          <table:table-cell table:style-name="ce2" table:formula="of:=67800000*[.R51]" office:value-type="float" office:value="0" calcext:value-type="float">
            <text:p>000.0E-2</text:p>
          </table:table-cell>
          <table:table-cell table:style-name="ce4" table:formula="of:=[.S51]-[.P51]" office:value-type="float" office:value="0" calcext:value-type="float">
            <text:p>000.0E-2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52]-13" office:value-type="float" office:value="0" calcext:value-type="float">
            <text:p>0</text:p>
          </table:table-cell>
          <table:table-cell table:formula="of:=67800000*[.E52]" office:value-type="float" office:value="0" calcext:value-type="float">
            <text:p>0</text:p>
          </table:table-cell>
          <table:table-cell table:formula="of:=[.F52]-[.C52]" office:value-type="float" office:value="0" calcext:value-type="float">
            <text:p>0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table:style-name="ce2" office:value-type="float" office:value="92920613.8624251" calcext:value-type="float">
            <text:p>929.2E+5</text:p>
          </table:table-cell>
          <table:table-cell office:value-type="float" office:value="14" calcext:value-type="float">
            <text:p>14</text:p>
          </table:table-cell>
          <table:table-cell table:formula="of:=[.Q52]-13" office:value-type="float" office:value="1" calcext:value-type="float">
            <text:p>1</text:p>
          </table:table-cell>
          <table:table-cell table:style-name="ce2" table:formula="of:=67800000*[.R52]" office:value-type="float" office:value="67800000" calcext:value-type="float">
            <text:p>678.0E+5</text:p>
          </table:table-cell>
          <table:table-cell table:style-name="ce4" table:formula="of:=[.S52]-[.P52]" office:value-type="float" office:value="-25120613.8624251" calcext:value-type="float">
            <text:p>-251.2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92920613.8624251" calcext:value-type="float">
            <text:p>92920613.8624251</text:p>
          </table:table-cell>
          <table:table-cell office:value-type="float" office:value="14" calcext:value-type="float">
            <text:p>14</text:p>
          </table:table-cell>
          <table:table-cell table:formula="of:=[.D53]-13" office:value-type="float" office:value="1" calcext:value-type="float">
            <text:p>1</text:p>
          </table:table-cell>
          <table:table-cell table:formula="of:=67800000*[.E53]" office:value-type="float" office:value="67800000" calcext:value-type="float">
            <text:p>67800000</text:p>
          </table:table-cell>
          <table:table-cell table:formula="of:=[.F53]-[.C53]" office:value-type="float" office:value="-25120613.8624251" calcext:value-type="float">
            <text:p>-25120613.8624251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table:style-name="ce2" office:value-type="float" office:value="212414153.704384" calcext:value-type="float">
            <text:p>212.4E+6</text:p>
          </table:table-cell>
          <table:table-cell office:value-type="float" office:value="16" calcext:value-type="float">
            <text:p>16</text:p>
          </table:table-cell>
          <table:table-cell table:formula="of:=[.Q53]-13" office:value-type="float" office:value="3" calcext:value-type="float">
            <text:p>3</text:p>
          </table:table-cell>
          <table:table-cell table:style-name="ce2" table:formula="of:=67800000*[.R53]" office:value-type="float" office:value="203400000" calcext:value-type="float">
            <text:p>203.4E+6</text:p>
          </table:table-cell>
          <table:table-cell table:style-name="ce4" table:formula="of:=[.S53]-[.P53]" office:value-type="float" office:value="-9014153.704384" calcext:value-type="float">
            <text:p>-901.4E+4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212414153.704384" calcext:value-type="float">
            <text:p>212414153.704384</text:p>
          </table:table-cell>
          <table:table-cell office:value-type="float" office:value="16" calcext:value-type="float">
            <text:p>16</text:p>
          </table:table-cell>
          <table:table-cell table:formula="of:=[.D54]-13" office:value-type="float" office:value="3" calcext:value-type="float">
            <text:p>3</text:p>
          </table:table-cell>
          <table:table-cell table:formula="of:=67800000*[.E54]" office:value-type="float" office:value="203400000" calcext:value-type="float">
            <text:p>203400000</text:p>
          </table:table-cell>
          <table:table-cell table:formula="of:=[.F54]-[.C54]" office:value-type="float" office:value="-9014153.704384" calcext:value-type="float">
            <text:p>-9014153.704384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table:style-name="ce2" office:value-type="float" office:value="358557991.558983" calcext:value-type="float">
            <text:p>358.6E+6</text:p>
          </table:table-cell>
          <table:table-cell office:value-type="float" office:value="18" calcext:value-type="float">
            <text:p>18</text:p>
          </table:table-cell>
          <table:table-cell table:formula="of:=[.Q54]-13" office:value-type="float" office:value="5" calcext:value-type="float">
            <text:p>5</text:p>
          </table:table-cell>
          <table:table-cell table:style-name="ce2" table:formula="of:=67800000*[.R54]" office:value-type="float" office:value="339000000" calcext:value-type="float">
            <text:p>339.0E+6</text:p>
          </table:table-cell>
          <table:table-cell table:style-name="ce4" table:formula="of:=[.S54]-[.P54]" office:value-type="float" office:value="-19557991.558983" calcext:value-type="float">
            <text:p>-195.6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358557991.558983" calcext:value-type="float">
            <text:p>358557991.558983</text:p>
          </table:table-cell>
          <table:table-cell office:value-type="float" office:value="18" calcext:value-type="float">
            <text:p>18</text:p>
          </table:table-cell>
          <table:table-cell table:formula="of:=[.D55]-13" office:value-type="float" office:value="5" calcext:value-type="float">
            <text:p>5</text:p>
          </table:table-cell>
          <table:table-cell table:formula="of:=67800000*[.E55]" office:value-type="float" office:value="339000000" calcext:value-type="float">
            <text:p>339000000</text:p>
          </table:table-cell>
          <table:table-cell table:formula="of:=[.F55]-[.C55]" office:value-type="float" office:value="-19557991.558983" calcext:value-type="float">
            <text:p>-19557991.558983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table:style-name="ce2" office:value-type="float" office:value="584158730.478366" calcext:value-type="float">
            <text:p>584.2E+6</text:p>
          </table:table-cell>
          <table:table-cell office:value-type="float" office:value="22" calcext:value-type="float">
            <text:p>22</text:p>
          </table:table-cell>
          <table:table-cell table:formula="of:=[.Q55]-13" office:value-type="float" office:value="9" calcext:value-type="float">
            <text:p>9</text:p>
          </table:table-cell>
          <table:table-cell table:style-name="ce2" table:formula="of:=67800000*[.R55]" office:value-type="float" office:value="610200000" calcext:value-type="float">
            <text:p>610.2E+6</text:p>
          </table:table-cell>
          <table:table-cell table:style-name="ce4" table:formula="of:=[.S55]-[.P55]" office:value-type="float" office:value="26041269.521634" calcext:value-type="float">
            <text:p>260.4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584158730.478366" calcext:value-type="float">
            <text:p>584158730.478366</text:p>
          </table:table-cell>
          <table:table-cell office:value-type="float" office:value="22" calcext:value-type="float">
            <text:p>22</text:p>
          </table:table-cell>
          <table:table-cell table:formula="of:=[.D56]-13" office:value-type="float" office:value="9" calcext:value-type="float">
            <text:p>9</text:p>
          </table:table-cell>
          <table:table-cell table:formula="of:=67800000*[.E56]" office:value-type="float" office:value="610200000" calcext:value-type="float">
            <text:p>610200000</text:p>
          </table:table-cell>
          <table:table-cell table:formula="of:=[.F56]-[.C56]" office:value-type="float" office:value="26041269.521634" calcext:value-type="float">
            <text:p>26041269.521634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style-name="ce2" office:value-type="float" office:value="863275487.189086" calcext:value-type="float">
            <text:p>863.3E+6</text:p>
          </table:table-cell>
          <table:table-cell office:value-type="float" office:value="26" calcext:value-type="float">
            <text:p>26</text:p>
          </table:table-cell>
          <table:table-cell table:formula="of:=[.Q56]-13" office:value-type="float" office:value="13" calcext:value-type="float">
            <text:p>13</text:p>
          </table:table-cell>
          <table:table-cell table:style-name="ce2" table:formula="of:=67800000*[.R56]" office:value-type="float" office:value="881400000" calcext:value-type="float">
            <text:p>881.4E+6</text:p>
          </table:table-cell>
          <table:table-cell table:style-name="ce4" table:formula="of:=[.S56]-[.P56]" office:value-type="float" office:value="18124512.810914" calcext:value-type="float">
            <text:p>181.2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863275487.189086" calcext:value-type="float">
            <text:p>863275487.189086</text:p>
          </table:table-cell>
          <table:table-cell office:value-type="float" office:value="26" calcext:value-type="float">
            <text:p>26</text:p>
          </table:table-cell>
          <table:table-cell table:formula="of:=[.D57]-13" office:value-type="float" office:value="13" calcext:value-type="float">
            <text:p>13</text:p>
          </table:table-cell>
          <table:table-cell table:formula="of:=67800000*[.E57]" office:value-type="float" office:value="881400000" calcext:value-type="float">
            <text:p>881400000</text:p>
          </table:table-cell>
          <table:table-cell table:formula="of:=[.F57]-[.C57]" office:value-type="float" office:value="18124512.810914" calcext:value-type="float">
            <text:p>18124512.810914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office:value-type="float" office:value="1314769504.0235" calcext:value-type="float">
            <text:p>131.5E+7</text:p>
          </table:table-cell>
          <table:table-cell office:value-type="float" office:value="33" calcext:value-type="float">
            <text:p>33</text:p>
          </table:table-cell>
          <table:table-cell table:formula="of:=[.Q57]-13" office:value-type="float" office:value="20" calcext:value-type="float">
            <text:p>20</text:p>
          </table:table-cell>
          <table:table-cell table:style-name="ce2" table:formula="of:=67800000*[.R57]" office:value-type="float" office:value="1356000000" calcext:value-type="float">
            <text:p>135.6E+7</text:p>
          </table:table-cell>
          <table:table-cell table:style-name="ce4" table:formula="of:=[.S57]-[.P57]" office:value-type="float" office:value="41230495.9765" calcext:value-type="float">
            <text:p>412.3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314769504.0235" calcext:value-type="float">
            <text:p>1314769504.0235</text:p>
          </table:table-cell>
          <table:table-cell office:value-type="float" office:value="33" calcext:value-type="float">
            <text:p>33</text:p>
          </table:table-cell>
          <table:table-cell table:formula="of:=[.D58]-13" office:value-type="float" office:value="20" calcext:value-type="float">
            <text:p>20</text:p>
          </table:table-cell>
          <table:table-cell table:formula="of:=67800000*[.E58]" office:value-type="float" office:value="1356000000" calcext:value-type="float">
            <text:p>1356000000</text:p>
          </table:table-cell>
          <table:table-cell table:formula="of:=[.F58]-[.C58]" office:value-type="float" office:value="41230495.9765" calcext:value-type="float">
            <text:p>41230495.9765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 table:style-name="ce2" office:value-type="float" office:value="2045504913.57756" calcext:value-type="float">
            <text:p>204.6E+7</text:p>
          </table:table-cell>
          <table:table-cell office:value-type="float" office:value="44" calcext:value-type="float">
            <text:p>44</text:p>
          </table:table-cell>
          <table:table-cell table:formula="of:=[.Q58]-13" office:value-type="float" office:value="31" calcext:value-type="float">
            <text:p>31</text:p>
          </table:table-cell>
          <table:table-cell table:style-name="ce2" table:formula="of:=67800000*[.R58]" office:value-type="float" office:value="2101800000" calcext:value-type="float">
            <text:p>210.2E+7</text:p>
          </table:table-cell>
          <table:table-cell table:style-name="ce4" table:formula="of:=[.S58]-[.P58]" office:value-type="float" office:value="56295086.4224401" calcext:value-type="float">
            <text:p>563.0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2045504913.57756" calcext:value-type="float">
            <text:p>2045504913.57756</text:p>
          </table:table-cell>
          <table:table-cell office:value-type="float" office:value="44" calcext:value-type="float">
            <text:p>44</text:p>
          </table:table-cell>
          <table:table-cell table:formula="of:=[.D59]-13" office:value-type="float" office:value="31" calcext:value-type="float">
            <text:p>31</text:p>
          </table:table-cell>
          <table:table-cell table:formula="of:=67800000*[.E59]" office:value-type="float" office:value="2101800000" calcext:value-type="float">
            <text:p>2101800000</text:p>
          </table:table-cell>
          <table:table-cell table:formula="of:=[.F59]-[.C59]" office:value-type="float" office:value="56295086.4224401" calcext:value-type="float">
            <text:p>56295086.4224401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table:style-name="ce2" office:value-type="float" office:value="3507093072.2707" calcext:value-type="float">
            <text:p>350.7E+7</text:p>
          </table:table-cell>
          <table:table-cell office:value-type="float" office:value="66" calcext:value-type="float">
            <text:p>66</text:p>
          </table:table-cell>
          <table:table-cell table:formula="of:=[.Q59]-13" office:value-type="float" office:value="53" calcext:value-type="float">
            <text:p>53</text:p>
          </table:table-cell>
          <table:table-cell table:style-name="ce2" table:formula="of:=67800000*[.R59]" office:value-type="float" office:value="3593400000" calcext:value-type="float">
            <text:p>359.3E+7</text:p>
          </table:table-cell>
          <table:table-cell table:style-name="ce4" table:formula="of:=[.S59]-[.P59]" office:value-type="float" office:value="86306927.7293" calcext:value-type="float">
            <text:p>863.1E+5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3507093072.2707" calcext:value-type="float">
            <text:p>3507093072.2707</text:p>
          </table:table-cell>
          <table:table-cell office:value-type="float" office:value="66" calcext:value-type="float">
            <text:p>66</text:p>
          </table:table-cell>
          <table:table-cell table:formula="of:=[.D60]-13" office:value-type="float" office:value="53" calcext:value-type="float">
            <text:p>53</text:p>
          </table:table-cell>
          <table:table-cell table:formula="of:=67800000*[.E60]" office:value-type="float" office:value="3593400000" calcext:value-type="float">
            <text:p>3593400000</text:p>
          </table:table-cell>
          <table:table-cell table:formula="of:=[.F60]-[.C60]" office:value-type="float" office:value="86306927.7293" calcext:value-type="float">
            <text:p>86306927.7293</text:p>
          </table:table-cell>
          <table:table-cell table:number-columns-repeated="7"/>
          <table:table-cell office:value-type="float" office:value="0.9" calcext:value-type="float">
            <text:p>0.9</text:p>
          </table:table-cell>
          <table:table-cell table:style-name="ce2" office:value-type="float" office:value="7892081309.61768" calcext:value-type="float">
            <text:p>789.2E+7</text:p>
          </table:table-cell>
          <table:table-cell office:value-type="float" office:value="132" calcext:value-type="float">
            <text:p>132</text:p>
          </table:table-cell>
          <table:table-cell table:formula="of:=[.Q60]-13" office:value-type="float" office:value="119" calcext:value-type="float">
            <text:p>119</text:p>
          </table:table-cell>
          <table:table-cell table:style-name="ce2" table:formula="of:=67800000*[.R60]" office:value-type="float" office:value="8068200000" calcext:value-type="float">
            <text:p>806.8E+7</text:p>
          </table:table-cell>
          <table:table-cell table:style-name="ce4" table:formula="of:=[.S60]-[.P60]" office:value-type="float" office:value="176118690.38232" calcext:value-type="float">
            <text:p>176.1E+6</text:p>
          </table:table-cell>
          <table:table-cell table:number-columns-repeated="1004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7892081309.61768" calcext:value-type="float">
            <text:p>7892081309.61768</text:p>
          </table:table-cell>
          <table:table-cell office:value-type="float" office:value="132" calcext:value-type="float">
            <text:p>132</text:p>
          </table:table-cell>
          <table:table-cell table:formula="of:=[.D61]-13" office:value-type="float" office:value="119" calcext:value-type="float">
            <text:p>119</text:p>
          </table:table-cell>
          <table:table-cell table:formula="of:=67800000*[.E61]" office:value-type="float" office:value="8068200000" calcext:value-type="float">
            <text:p>8068200000</text:p>
          </table:table-cell>
          <table:table-cell table:formula="of:=[.F61]-[.C61]" office:value-type="float" office:value="176118690.38232" calcext:value-type="float">
            <text:p>176118690.38232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62]-8" office:value-type="float" office:value="0" calcext:value-type="float">
            <text:p>0</text:p>
          </table:table-cell>
          <table:table-cell table:formula="of:=67800000*[.E62]" office:value-type="float" office:value="0" calcext:value-type="float">
            <text:p>0</text:p>
          </table:table-cell>
          <table:table-cell table:formula="of:=[.F62]-[.C6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60573119.7644724" calcext:value-type="float">
            <text:p>60573119.7644724</text:p>
          </table:table-cell>
          <table:table-cell office:value-type="float" office:value="9" calcext:value-type="float">
            <text:p>9</text:p>
          </table:table-cell>
          <table:table-cell table:formula="of:=[.D63]-8" office:value-type="float" office:value="1" calcext:value-type="float">
            <text:p>1</text:p>
          </table:table-cell>
          <table:table-cell table:formula="of:=67800000*[.E63]" office:value-type="float" office:value="67800000" calcext:value-type="float">
            <text:p>67800000</text:p>
          </table:table-cell>
          <table:table-cell table:formula="of:=[.F63]-[.C63]" office:value-type="float" office:value="7226880.2355276" calcext:value-type="float">
            <text:p>7226880.2355276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34627648.877233" calcext:value-type="float">
            <text:p>134627648.877233</text:p>
          </table:table-cell>
          <table:table-cell office:value-type="float" office:value="10" calcext:value-type="float">
            <text:p>10</text:p>
          </table:table-cell>
          <table:table-cell table:formula="of:=[.D64]-8" office:value-type="float" office:value="2" calcext:value-type="float">
            <text:p>2</text:p>
          </table:table-cell>
          <table:table-cell table:formula="of:=67800000*[.E64]" office:value-type="float" office:value="135600000" calcext:value-type="float">
            <text:p>135600000</text:p>
          </table:table-cell>
          <table:table-cell table:formula="of:=[.F64]-[.C64]" office:value-type="float" office:value="972351.122767001" calcext:value-type="float">
            <text:p>972351.122767001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42310652.459484" calcext:value-type="float">
            <text:p>242310652.459484</text:p>
          </table:table-cell>
          <table:table-cell office:value-type="float" office:value="12" calcext:value-type="float">
            <text:p>12</text:p>
          </table:table-cell>
          <table:table-cell table:formula="of:=[.D65]-8" office:value-type="float" office:value="4" calcext:value-type="float">
            <text:p>4</text:p>
          </table:table-cell>
          <table:table-cell table:formula="of:=67800000*[.E65]" office:value-type="float" office:value="271200000" calcext:value-type="float">
            <text:p>271200000</text:p>
          </table:table-cell>
          <table:table-cell table:formula="of:=[.F65]-[.C65]" office:value-type="float" office:value="28889347.540516" calcext:value-type="float">
            <text:p>28889347.540516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4" calcext:value-type="float">
            <text:p>0.4</text:p>
          </table:table-cell>
          <table:table-cell office:value-type="float" office:value="376963181.494281" calcext:value-type="float">
            <text:p>376963181.494281</text:p>
          </table:table-cell>
          <table:table-cell office:value-type="float" office:value="14" calcext:value-type="float">
            <text:p>14</text:p>
          </table:table-cell>
          <table:table-cell table:formula="of:=[.D66]-8" office:value-type="float" office:value="6" calcext:value-type="float">
            <text:p>6</text:p>
          </table:table-cell>
          <table:table-cell table:formula="of:=67800000*[.E66]" office:value-type="float" office:value="406800000" calcext:value-type="float">
            <text:p>406800000</text:p>
          </table:table-cell>
          <table:table-cell table:formula="of:=[.F66]-[.C66]" office:value-type="float" office:value="29836818.505719" calcext:value-type="float">
            <text:p>29836818.505719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572178771.530308" calcext:value-type="float">
            <text:p>572178771.530308</text:p>
          </table:table-cell>
          <table:table-cell office:value-type="float" office:value="17" calcext:value-type="float">
            <text:p>17</text:p>
          </table:table-cell>
          <table:table-cell table:formula="of:=[.D67]-8" office:value-type="float" office:value="9" calcext:value-type="float">
            <text:p>9</text:p>
          </table:table-cell>
          <table:table-cell table:formula="of:=67800000*[.E67]" office:value-type="float" office:value="610200000" calcext:value-type="float">
            <text:p>610200000</text:p>
          </table:table-cell>
          <table:table-cell table:formula="of:=[.F67]-[.C67]" office:value-type="float" office:value="38021228.469692" calcext:value-type="float">
            <text:p>38021228.469692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848316004.332665" calcext:value-type="float">
            <text:p>848316004.332665</text:p>
          </table:table-cell>
          <table:table-cell office:value-type="float" office:value="21" calcext:value-type="float">
            <text:p>21</text:p>
          </table:table-cell>
          <table:table-cell table:formula="of:=[.D68]-8" office:value-type="float" office:value="13" calcext:value-type="float">
            <text:p>13</text:p>
          </table:table-cell>
          <table:table-cell table:formula="of:=67800000*[.E68]" office:value-type="float" office:value="881400000" calcext:value-type="float">
            <text:p>881400000</text:p>
          </table:table-cell>
          <table:table-cell table:formula="of:=[.F68]-[.C68]" office:value-type="float" office:value="33083995.667335" calcext:value-type="float">
            <text:p>33083995.667335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66403568.83499" calcext:value-type="float">
            <text:p>1366403568.83499</text:p>
          </table:table-cell>
          <table:table-cell office:value-type="float" office:value="29" calcext:value-type="float">
            <text:p>29</text:p>
          </table:table-cell>
          <table:table-cell table:formula="of:=[.D69]-8" office:value-type="float" office:value="21" calcext:value-type="float">
            <text:p>21</text:p>
          </table:table-cell>
          <table:table-cell table:formula="of:=67800000*[.E69]" office:value-type="float" office:value="1423800000" calcext:value-type="float">
            <text:p>1423800000</text:p>
          </table:table-cell>
          <table:table-cell table:formula="of:=[.F69]-[.C69]" office:value-type="float" office:value="57396431.16501" calcext:value-type="float">
            <text:p>57396431.16501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315897921.00236" calcext:value-type="float">
            <text:p>2315897921.00236</text:p>
          </table:table-cell>
          <table:table-cell office:value-type="float" office:value="43" calcext:value-type="float">
            <text:p>43</text:p>
          </table:table-cell>
          <table:table-cell table:formula="of:=[.D70]-8" office:value-type="float" office:value="35" calcext:value-type="float">
            <text:p>35</text:p>
          </table:table-cell>
          <table:table-cell table:formula="of:=67800000*[.E70]" office:value-type="float" office:value="2373000000" calcext:value-type="float">
            <text:p>2373000000</text:p>
          </table:table-cell>
          <table:table-cell table:formula="of:=[.F70]-[.C70]" office:value-type="float" office:value="57102078.9976401" calcext:value-type="float">
            <text:p>57102078.9976401</text:p>
          </table:table-cell>
          <table:table-cell table:number-columns-repeated="101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5270998460.71486" calcext:value-type="float">
            <text:p>5270998460.71486</text:p>
          </table:table-cell>
          <table:table-cell office:value-type="float" office:value="87" calcext:value-type="float">
            <text:p>87</text:p>
          </table:table-cell>
          <table:table-cell table:formula="of:=[.D71]-8" office:value-type="float" office:value="79" calcext:value-type="float">
            <text:p>79</text:p>
          </table:table-cell>
          <table:table-cell table:formula="of:=67800000*[.E71]" office:value-type="float" office:value="5356200000" calcext:value-type="float">
            <text:p>5356200000</text:p>
          </table:table-cell>
          <table:table-cell table:formula="of:=[.F71]-[.C71]" office:value-type="float" office:value="85201539.28514" calcext:value-type="float">
            <text:p>85201539.28514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72]-4" office:value-type="float" office:value="0" calcext:value-type="float">
            <text:p>0</text:p>
          </table:table-cell>
          <table:table-cell table:formula="of:=67800000*[.E72]" office:value-type="float" office:value="0" calcext:value-type="float">
            <text:p>0</text:p>
          </table:table-cell>
          <table:table-cell table:formula="of:=[.F72]-[.C7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27120729.7965864" calcext:value-type="float">
            <text:p>27120729.7965864</text:p>
          </table:table-cell>
          <table:table-cell office:value-type="float" office:value="4" calcext:value-type="float">
            <text:p>4</text:p>
          </table:table-cell>
          <table:table-cell table:formula="of:=[.D73]-4" office:value-type="float" office:value="0" calcext:value-type="float">
            <text:p>0</text:p>
          </table:table-cell>
          <table:table-cell table:formula="of:=67800000*[.E73]" office:value-type="float" office:value="0" calcext:value-type="float">
            <text:p>0</text:p>
          </table:table-cell>
          <table:table-cell table:formula="of:=[.F73]-[.C73]" office:value-type="float" office:value="-27120729.7965864" calcext:value-type="float">
            <text:p>-27120729.7965864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67795431.9423431" calcext:value-type="float">
            <text:p>67795431.9423431</text:p>
          </table:table-cell>
          <table:table-cell office:value-type="float" office:value="5" calcext:value-type="float">
            <text:p>5</text:p>
          </table:table-cell>
          <table:table-cell table:formula="of:=[.D74]-4" office:value-type="float" office:value="1" calcext:value-type="float">
            <text:p>1</text:p>
          </table:table-cell>
          <table:table-cell table:formula="of:=67800000*[.E74]" office:value-type="float" office:value="67800000" calcext:value-type="float">
            <text:p>67800000</text:p>
          </table:table-cell>
          <table:table-cell table:formula="of:=[.F74]-[.C74]" office:value-type="float" office:value="4568.0576568991" calcext:value-type="float">
            <text:p>4568.0576568991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122017117.08579" calcext:value-type="float">
            <text:p>122017117.08579</text:p>
          </table:table-cell>
          <table:table-cell office:value-type="float" office:value="6" calcext:value-type="float">
            <text:p>6</text:p>
          </table:table-cell>
          <table:table-cell table:formula="of:=[.D75]-4" office:value-type="float" office:value="2" calcext:value-type="float">
            <text:p>2</text:p>
          </table:table-cell>
          <table:table-cell table:formula="of:=67800000*[.E75]" office:value-type="float" office:value="135600000" calcext:value-type="float">
            <text:p>135600000</text:p>
          </table:table-cell>
          <table:table-cell table:formula="of:=[.F75]-[.C75]" office:value-type="float" office:value="13582882.91421" calcext:value-type="float">
            <text:p>13582882.91421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189803895.091389" calcext:value-type="float">
            <text:p>189803895.091389</text:p>
          </table:table-cell>
          <table:table-cell office:value-type="float" office:value="7" calcext:value-type="float">
            <text:p>7</text:p>
          </table:table-cell>
          <table:table-cell table:formula="of:=[.D76]-4" office:value-type="float" office:value="3" calcext:value-type="float">
            <text:p>3</text:p>
          </table:table-cell>
          <table:table-cell table:formula="of:=67800000*[.E76]" office:value-type="float" office:value="203400000" calcext:value-type="float">
            <text:p>203400000</text:p>
          </table:table-cell>
          <table:table-cell table:formula="of:=[.F76]-[.C76]" office:value-type="float" office:value="13596104.908611" calcext:value-type="float">
            <text:p>13596104.908611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271190144.615553" calcext:value-type="float">
            <text:p>271190144.615553</text:p>
          </table:table-cell>
          <table:table-cell office:value-type="float" office:value="8" calcext:value-type="float">
            <text:p>8</text:p>
          </table:table-cell>
          <table:table-cell table:formula="of:=[.D77]-4" office:value-type="float" office:value="4" calcext:value-type="float">
            <text:p>4</text:p>
          </table:table-cell>
          <table:table-cell table:formula="of:=67800000*[.E77]" office:value-type="float" office:value="271200000" calcext:value-type="float">
            <text:p>271200000</text:p>
          </table:table-cell>
          <table:table-cell table:formula="of:=[.F77]-[.C77]" office:value-type="float" office:value="9855.38444697857" calcext:value-type="float">
            <text:p>9855.3844469786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406785908.590215" calcext:value-type="float">
            <text:p>406785908.590215</text:p>
          </table:table-cell>
          <table:table-cell office:value-type="float" office:value="10" calcext:value-type="float">
            <text:p>10</text:p>
          </table:table-cell>
          <table:table-cell table:formula="of:=[.D78]-4" office:value-type="float" office:value="6" calcext:value-type="float">
            <text:p>6</text:p>
          </table:table-cell>
          <table:table-cell table:formula="of:=67800000*[.E78]" office:value-type="float" office:value="406800000" calcext:value-type="float">
            <text:p>406800000</text:p>
          </table:table-cell>
          <table:table-cell table:formula="of:=[.F78]-[.C78]" office:value-type="float" office:value="14091.4097849727" calcext:value-type="float">
            <text:p>14091.4097849727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664291104.118947" calcext:value-type="float">
            <text:p>664291104.118947</text:p>
          </table:table-cell>
          <table:table-cell office:value-type="float" office:value="14" calcext:value-type="float">
            <text:p>14</text:p>
          </table:table-cell>
          <table:table-cell table:formula="of:=[.D79]-4" office:value-type="float" office:value="10" calcext:value-type="float">
            <text:p>10</text:p>
          </table:table-cell>
          <table:table-cell table:formula="of:=67800000*[.E79]" office:value-type="float" office:value="678000000" calcext:value-type="float">
            <text:p>678000000</text:p>
          </table:table-cell>
          <table:table-cell table:formula="of:=[.F79]-[.C79]" office:value-type="float" office:value="13708895.881053" calcext:value-type="float">
            <text:p>13708895.881053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1138762074.98758" calcext:value-type="float">
            <text:p>1138762074.98758</text:p>
          </table:table-cell>
          <table:table-cell office:value-type="float" office:value="21" calcext:value-type="float">
            <text:p>21</text:p>
          </table:table-cell>
          <table:table-cell table:formula="of:=[.D80]-4" office:value-type="float" office:value="17" calcext:value-type="float">
            <text:p>17</text:p>
          </table:table-cell>
          <table:table-cell table:formula="of:=67800000*[.E80]" office:value-type="float" office:value="1152600000" calcext:value-type="float">
            <text:p>1152600000</text:p>
          </table:table-cell>
          <table:table-cell table:formula="of:=[.F80]-[.C80]" office:value-type="float" office:value="13837925.0124199" calcext:value-type="float">
            <text:p>13837925.0124199</text:p>
          </table:table-cell>
          <table:table-cell table:number-columns-repeated="1017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2622843215.93637" calcext:value-type="float">
            <text:p>2622843215.93637</text:p>
          </table:table-cell>
          <table:table-cell office:value-type="float" office:value="43" calcext:value-type="float">
            <text:p>43</text:p>
          </table:table-cell>
          <table:table-cell table:formula="of:=[.D81]-4" office:value-type="float" office:value="39" calcext:value-type="float">
            <text:p>39</text:p>
          </table:table-cell>
          <table:table-cell table:formula="of:=67800000*[.E81]" office:value-type="float" office:value="2644200000" calcext:value-type="float">
            <text:p>2644200000</text:p>
          </table:table-cell>
          <table:table-cell table:formula="of:=[.F81]-[.C81]" office:value-type="float" office:value="21356784.0636301" calcext:value-type="float">
            <text:p>21356784.0636301</text:p>
          </table:table-cell>
          <table:table-cell table:number-columns-repeated="1017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1:Sheet2.G1048576">
            <calcext:condition calcext:apply-style-name="Untitled1" calcext:value="&gt;0" calcext:base-cell-address="Sheet2.G1"/>
          </calcext:conditional-format>
          <calcext:conditional-format calcext:target-range-address="Sheet2.T51:Sheet2.T60">
            <calcext:condition calcext:apply-style-name="Untitled1" calcext:value="&gt;0" calcext:base-cell-address="Sheet2.T51"/>
          </calcext:conditional-format>
          <calcext:conditional-format calcext:target-range-address="Sheet2.T50:Sheet2.T50">
            <calcext:condition calcext:apply-style-name="Untitled1" calcext:value="&gt;0" calcext:base-cell-address="Sheet2.T5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sonable_20_kill_20_rates" style:display-name="PageStyle_Reasonable kill r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, Henry J</meta:initial-creator>
    <meta:creation-date>2016-03-03T16:05:18</meta:creation-date>
    <dc:date>2016-03-08T01:04:46.603519695</dc:date>
    <meta:generator>LibreOffice/4.3.3.2$Linux_X86_64 LibreOffice_project/430m0$Build-2</meta:generator>
    <meta:editing-duration>PT4H40M19S</meta:editing-duration>
    <meta:editing-cycles>2</meta:editing-cycles>
    <meta:document-statistic meta:table-count="2" meta:cell-count="818" meta:object-count="2"/>
    <meta:user-defined meta:name="AppVersion">15.0300</meta:user-defined>
    <meta:user-defined meta:name="Company">Grinnel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844cm" svg:height="11.973cm" xlink:href=".." xlink:type="simple" chart:class="chart:scatter" chart:style-name="ch1">
        <chart:title svg:x="10.904cm" svg:y="0.375cm" chart:style-name="ch2">
          <text:p>Profit per Year</text:p>
        </chart:title>
        <chart:legend chart:legend-position="bottom" svg:x="11.272cm" svg:y="11.269cm" style:legend-expansion="wide" chart:style-name="ch3"/>
        <chart:plot-area chart:style-name="ch4" table:cell-range-address="'Reasonable kill rates'.B2:'Reasonable kill rates'.C37 'Reasonable kill rates'.C1:'Reasonable kill rates'.C1" chart:data-source-has-labels="row" svg:x="0.496cm" svg:y="1.413cm" svg:width="23.852cm" svg:height="9.617cm">
          <chartooo:coordinate-region svg:x="1.867cm" svg:y="1.574cm" svg:width="22.4cm" svg:height="9.03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sonable kill rates'.C2:'Reasonable kill rates'.C37" chart:label-cell-address="'Reasonable kill rates'.C1:'Reasonable kill rates'.C1" chart:class="chart:scatter">
            <chart:domain table:cell-range-address="'Reasonable kill rates'.B2:'Reasonable kill rates'.B37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fit per Year</text:p>
                <draw:g>
                  <svg:desc>'Reasonable kill rates'.C1:'Reasonable kill rat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Reasonable kill rates'.B2:'Reasonable kill rates'.B37</svg:desc>
                </draw:g>
              </table:table-cell>
              <table:table-cell office:value-type="float" office:value="21844696.2139444">
                <text:p>21844696.2139444</text:p>
                <draw:g>
                  <svg:desc>'Reasonable kill rates'.C2:'Reasonable kill rates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5317139.8241404">
                <text:p>25317139.8241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9897521.0448852">
                <text:p>29897521.0448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33364008.6001459">
                <text:p>33364008.6001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7019700.9052098">
                <text:p>37019700.9052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0662167.1123877">
                <text:p>40662167.1123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44322966.1888608">
                <text:p>44322966.188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48059488.8766195">
                <text:p>48059488.8766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1729589.0717094">
                <text:p>51729589.0717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2910693.7562412">
                <text:p>22910693.756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6622281.6325187">
                <text:p>26622281.6325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31110399.6928608">
                <text:p>31110399.6928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5710268.9141316">
                <text:p>35710268.9141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40144165.9815359">
                <text:p>40144165.9815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44843703.6645423">
                <text:p>44843703.6645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49023470.2126951">
                <text:p>49023470.2126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53416390.1238628">
                <text:p>53416390.1238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7759747.7497641">
                <text:p>57759747.7497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24755167.4729674">
                <text:p>24755167.4729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7867254.3407162">
                <text:p>27867254.3407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32356604.1423384">
                <text:p>32356604.1423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38124862.3572472">
                <text:p>38124862.3572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42382214.8496363">
                <text:p>42382214.8496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47196627.9587545">
                <text:p>47196627.9587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51781522.0652236">
                <text:p>51781522.0652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56399744.9711739">
                <text:p>56399744.9711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61051800.6133575">
                <text:p>61051800.6133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23708288.5984181">
                <text:p>23708288.5984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27187620.6142549">
                <text:p>27187620.6142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32913205.2584137">
                <text:p>32913205.2584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38291887.1790402">
                <text:p>38291887.1790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42891457.2432378">
                <text:p>42891457.2432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48201098.1661148">
                <text:p>48201098.1661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52895760.3267594">
                <text:p>52895760.3267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57857767.9057412">
                <text:p>57857767.9057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62689309.4948335">
                <text:p>62689309.4948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844cm" svg:height="11.973cm" xlink:href=".." xlink:type="simple" chart:class="chart:scatter" chart:style-name="ch1">
        <chart:title svg:x="11.261cm" svg:y="0.375cm" chart:style-name="ch2">
          <text:p>Total Profit</text:p>
        </chart:title>
        <chart:legend chart:legend-position="bottom" svg:x="11.51cm" svg:y="11.269cm" style:legend-expansion="wide" chart:style-name="ch3"/>
        <chart:plot-area chart:style-name="ch4" table:cell-range-address="'Reasonable kill rates'.B2:'Reasonable kill rates'.B37 'Reasonable kill rates'.D1:'Reasonable kill rates'.D37" chart:data-source-has-labels="row" svg:x="0.496cm" svg:y="1.413cm" svg:width="23.852cm" svg:height="9.617cm">
          <chartooo:coordinate-region svg:x="2.343cm" svg:y="1.573cm" svg:width="21.924cm" svg:height="9.03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sonable kill rates'.D2:'Reasonable kill rates'.D37" chart:label-cell-address="'Reasonable kill rates'.D1:'Reasonable kill rates'.D1" chart:class="chart:scatter">
            <chart:domain table:cell-range-address="'Reasonable kill rates'.B2:'Reasonable kill rates'.B37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rofit</text:p>
                <draw:g>
                  <svg:desc>'Reasonable kill rates'.D1:'Reasonable kill rate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Reasonable kill rates'.B2:'Reasonable kill rates'.B37</svg:desc>
                </draw:g>
              </table:table-cell>
              <table:table-cell office:value-type="float" office:value="1135924203.12511">
                <text:p>1135924203.12511</text:p>
                <draw:g>
                  <svg:desc>'Reasonable kill rates'.D2:'Reasonable kill rates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468394109.80014">
                <text:p>1468394109.8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003133910.00731">
                <text:p>2003133910.00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602392670.81138">
                <text:p>2602392670.8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442832184.18451">
                <text:p>3442832184.18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716811385.03697">
                <text:p>4716811385.03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825736793.08456">
                <text:p>6825736793.08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1101741930.4991">
                <text:p>11101741930.4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3795610972.9863">
                <text:p>23795610972.9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756052893.95596">
                <text:p>756052893.95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985024420.403193">
                <text:p>985024420.40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306636787.10015">
                <text:p>1306636787.1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749803176.79245">
                <text:p>1749803176.79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2368505792.91062">
                <text:p>2368505792.91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3318434071.17613">
                <text:p>3318434071.17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4804300080.84412">
                <text:p>4804300080.84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7852209348.20784">
                <text:p>7852209348.2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6923606090.6809">
                <text:p>16923606090.6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519858516.932316">
                <text:p>519858516.932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640946849.836472">
                <text:p>640946849.836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841271707.700799">
                <text:p>841271707.700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1181870733.07466">
                <text:p>1181870733.0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1568141949.43654">
                <text:p>1568141949.43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2171044886.10271">
                <text:p>2171044886.10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3158672845.97864">
                <text:p>3158672845.97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5132376792.37682">
                <text:p>5132376792.37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11050375911.0177">
                <text:p>11050375911.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237082885.984181">
                <text:p>237082885.984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299063826.756803">
                <text:p>299063826.756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427871668.359378">
                <text:p>427871668.359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574378307.685602">
                <text:p>574378307.68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772046230.378281">
                <text:p>772046230.378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1060424159.65453">
                <text:p>1060424159.65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1586872809.80278">
                <text:p>1586872809.80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2545741787.85261">
                <text:p>2545741787.85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5516659235.54535">
                <text:p>5516659235.54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